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1.02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Andale Mono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style:font-name="Andale Mono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ndale Mono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ce181e" style:font-name="Andale Mono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ef413d" style:font-name="Andale Mono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66b3" style:font-name="Andale Mono" fo:font-size="18pt" fo:font-weight="bold" fo:background-color="#fff200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032cm" svg:x="16.875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2.032cm" svg:x="3.032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2.032cm" svg:x="3.03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2.032cm" svg:x="3.159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2.032cm" svg:x="10.271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2.032cm" svg:x="10.271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875cm" svg:y1="4.937cm" svg:x2="12.43cm" svg:y2="4.937cm">
          <text:p/>
        </draw:line>
        <draw:line draw:style-name="gr2" draw:text-style-name="P2" draw:layer="layout" svg:x1="10.017cm" svg:y1="4.937cm" svg:x2="5.572cm" svg:y2="4.937cm">
          <text:p/>
        </draw:line>
        <draw:line draw:style-name="gr2" draw:text-style-name="P2" draw:layer="layout" svg:x1="9.89cm" svg:y1="8.62cm" svg:x2="5.445cm" svg:y2="8.62cm">
          <text:p/>
        </draw:line>
        <draw:line draw:style-name="gr2" draw:text-style-name="P2" draw:layer="layout" svg:x1="17.002cm" svg:y1="5.572cm" svg:x2="12.303cm" svg:y2="8.493cm">
          <text:p/>
        </draw:line>
        <draw:line draw:style-name="gr2" draw:text-style-name="P2" draw:layer="layout" svg:x1="10.525cm" svg:y1="9.763cm" svg:x2="5.191cm" svg:y2="13.192cm">
          <text:p/>
        </draw:line>
        <draw:frame draw:style-name="gr3" draw:text-style-name="P4" draw:layer="layout" svg:width="6.985cm" svg:height="2.099cm" svg:x="13.065cm" svg:y="9.442cm">
          <draw:text-box>
            <text:p text:style-name="P3"><text:span text:style-name="T1">0.2 * 0.3</text:span></text:p>
            <text:p text:style-name="P3"><text:span text:style-name="T1">= </text:span><text:span text:style-name="T2">0.06</text:span></text:p>
          </draw:text-box>
        </draw:frame>
        <draw:frame draw:style-name="gr3" draw:text-style-name="P4" draw:layer="layout" svg:width="6.985cm" svg:height="2.099cm" svg:x="6.207cm" svg:y="12.617cm">
          <draw:text-box>
            <text:p text:style-name="P3"><text:span text:style-name="T3">0.06</text:span><text:span text:style-name="T1"> * 0.5</text:span></text:p>
            <text:p text:style-name="P3"><text:span text:style-name="T1">= </text:span><text:span text:style-name="T4">0.00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8T22:53:37.464465898</meta:creation-date>
    <dc:date>2020-06-08T23:03:03.241370224</dc:date>
    <meta:editing-duration>PT9M26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